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Server.logICacheEvent( ICacheEvent cache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moteCacheServer.getFromCacheListeners( Serializable key , boolean fromCluster , CacheListeners cacheDesc , ICacheElement ele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moteCacheServer.removeAll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.processGet( String cacheName , Serializable key , long requester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moteCacheServer.getMultiple( String cacheName , Set keys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moteCacheServer.logApplicationEvent( String source , String eventName , String optionalDetai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moteCacheServer.update( ICacheElemen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.unreferenc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moteCacheServer.getCacheListeners( String cach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moteCacheServer.removeCacheListener( String cacheName , ICach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.getMatchingFromCacheListeners( String pattern , boolean fromCluster , CacheListeners cacheDes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moteCacheServer.dispose( String cacheName , long requester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emoteCacheServer.nextListener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moteCacheServer.isRequestFromCluster( long requester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moteCacheServer.RemoteCacheServer( IRemoteCacheServerAttributes rcsa , RMISocketFactory customRMISocke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CacheServer.createICacheEvent( ICacheElement item , long requesterId , String ev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moteCacheServer.getMultiple( String cacheName , Set 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.shutdown( String host , int 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moteCacheServer.dispose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.createICacheEvent( String cacheName , Serializable key , long requesterId , String ev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moteCacheServer.update( ICacheElement item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moteCacheServer.processGetMultiple( String cacheName , Set keys , long requester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moteCacheServer.removeAll( String cacheName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moteCacheServer.removeCacheListener( String cacheName , long listener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RemoteCacheServer.getGroupKeys( String cacheName , String grou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moteCacheServer.removeCacheListener( ICache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moteCacheServer.processRemove( String cacheName , Serializable key , long requesterI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RemoteCacheServer.put( ICacheElemen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.createCacheManager( String pr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moteCacheServer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.processRemoveAll( String cacheName , long requesterI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RemoteCacheServer.getIPAddressForRequesterId(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teCacheServer.getPu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.init( String pr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moteCacheServer.cleanupEventQMap( Map eventQ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moteCacheServer.get( String cacheName ,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.getEventQList( CacheListeners cacheListeners , long requester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RemoteCacheServer.setCacheEventLogger( ICacheEventLogger cacheEvent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.RemoteCacheServer( IRemoteCacheServerAttributes rcs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CacheServer.getMatching( String cacheName , String pattern , long requester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moteCacheServer.get( String cacheName , Serializable key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moteCacheServer.logUpdateInfo( ICacheElement ite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moteCacheServer.getClusterListeners( String cach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moteCacheServer.remove( String cacheName , Serializable key , long reques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moteCacheServer.getMultipleFromCacheListeners( Set keys , Map elements , boolean fromCluster , CacheListeners cacheDes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moteCacheServer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.relea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moteCacheServer.addCacheListener( String cacheName , ICacheListener listen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RemoteCacheServer.remove( String cacheName ,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Server.addCacheListener( ICache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moteCacheServer.processUpdate( ICacheElement item , long requesterId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0">
            <text:p text:style-name="Table_20_Contents">9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